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346cm" fo:min-width="11.496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4cm" fo:min-width="9.7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draw:textarea-horizontal-align="justify" draw:textarea-vertical-align="middle" draw:auto-grow-height="false" fo:min-height="5.95cm" fo:min-width="8.7cm"/>
    </style:style>
    <style:style style:name="gr8" style:family="graphic" style:parent-style-name="standard">
      <style:graphic-properties draw:textarea-horizontal-align="justify" draw:textarea-vertical-align="middle" draw:auto-grow-height="false" fo:min-height="1.194cm" fo:min-width="4.944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5.95cm" fo:min-width="12.5cm"/>
    </style:style>
    <style:style style:name="gr10" style:family="graphic" style:parent-style-name="standard">
      <style:graphic-properties draw:textarea-horizontal-align="justify" draw:textarea-vertical-align="middle" draw:auto-grow-height="false" fo:min-height="1.556cm" fo:min-width="5.50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co1" style:family="table-column">
      <style:table-column-properties style:column-width="13.399cm" style:use-optimal-column-width="false"/>
    </style:style>
    <style:style style:name="co2" style:family="table-column">
      <style:table-column-properties style:column-width="13.401cm" style:use-optimal-column-width="false"/>
    </style:style>
    <style:style style:name="co3" style:family="table-column">
      <style:table-column-properties style:column-width="3.35cm" style:use-optimal-column-width="false"/>
    </style:style>
    <style:style style:name="co4" style:family="table-column">
      <style:table-column-properties style:column-width="7.481cm" style:use-optimal-column-width="false"/>
    </style:style>
    <style:style style:name="co5" style:family="table-column">
      <style:table-column-properties style:column-width="13.398cm" style:use-optimal-column-width="false"/>
    </style:style>
    <style:style style:name="co6" style:family="table-column">
      <style:table-column-properties style:column-width="13.402cm" style:use-optimal-column-width="false"/>
    </style:style>
    <style:style style:name="co7" style:family="table-column">
      <style:table-column-properties style:column-width="2.081cm" style:use-optimal-column-width="false"/>
    </style:style>
    <style:style style:name="co8" style:family="table-column">
      <style:table-column-properties style:column-width="4.849cm" style:use-optimal-column-width="false"/>
    </style:style>
    <style:style style:name="co9" style:family="table-column">
      <style:table-column-properties style:column-width="4.743cm" style:use-optimal-column-width="false"/>
    </style:style>
    <style:style style:name="co10" style:family="table-column">
      <style:table-column-properties style:column-width="3.439cm" style:use-optimal-column-width="false"/>
    </style:style>
    <style:style style:name="co11" style:family="table-column">
      <style:table-column-properties style:column-width="19.361cm" style:use-optimal-column-width="false"/>
    </style:style>
    <style:style style:name="co12" style:family="table-column">
      <style:table-column-properties style:column-width="5.488cm" style:use-optimal-column-width="false"/>
    </style:style>
    <style:style style:name="co13" style:family="table-column">
      <style:table-column-properties style:column-width="4.788cm" style:use-optimal-column-width="false"/>
    </style:style>
    <style:style style:name="co14" style:family="table-column">
      <style:table-column-properties style:column-width="6.976cm" style:use-optimal-column-width="false"/>
    </style:style>
    <style:style style:name="co15" style:family="table-column">
      <style:table-column-properties style:column-width="4.102cm" style:use-optimal-column-width="false"/>
    </style:style>
    <style:style style:name="co16" style:family="table-column">
      <style:table-column-properties style:column-width="4.108cm" style:use-optimal-column-width="false"/>
    </style:style>
    <style:style style:name="ro1" style:family="table-row">
      <style:table-row-properties style:row-height="2.182cm"/>
    </style:style>
    <style:style style:name="ro2" style:family="table-row">
      <style:table-row-properties style:row-height="7.911cm"/>
    </style:style>
    <style:style style:name="ro3" style:family="table-row">
      <style:table-row-properties style:row-height="8.37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274cm"/>
    </style:style>
    <style:style style:name="ro6" style:family="table-row">
      <style:table-row-properties style:row-height="2.459cm"/>
    </style:style>
    <style:style style:name="ro7" style:family="table-row">
      <style:table-row-properties style:row-height="2.46cm"/>
    </style:style>
    <style:style style:name="ro8" style:family="table-row">
      <style:table-row-properties style:row-height="1.893cm"/>
    </style:style>
    <style:style style:name="ro9" style:family="table-row">
      <style:table-row-properties style:row-height="17.707cm"/>
    </style:style>
    <style:style style:name="ro10" style:family="table-row">
      <style:table-row-properties style:row-height="1.303cm"/>
    </style:style>
    <style:style style:name="ro11" style:family="table-row">
      <style:table-row-properties style:row-height="2.591cm"/>
    </style:style>
    <style:style style:name="ro12" style:family="table-row">
      <style:table-row-properties style:row-height="2.592cm"/>
    </style:style>
    <style:style style:name="ro13" style:family="table-row">
      <style:table-row-properties style:row-height="2.176cm"/>
    </style:style>
    <style:style style:name="ro14" style:family="table-row">
      <style:table-row-properties style:row-height="2.181cm"/>
    </style:style>
    <style:style style:name="ro15" style:family="table-row">
      <style:table-row-properties style:row-height="2.055cm"/>
    </style:style>
    <style:style style:name="ro16" style:family="table-row">
      <style:table-row-properties style:row-height="1.882cm"/>
    </style:style>
    <style:style style:name="ro17" style:family="table-row">
      <style:table-row-properties style:row-height="1.883cm"/>
    </style:style>
    <style:style style:name="ro18" style:family="table-row">
      <style:table-row-properties style:row-height="1.64cm"/>
    </style:style>
    <style:style style:name="ce1" style:family="table-cell">
      <style:graphic-properties style:repeat="repeat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graphic-properties draw:fill="solid" draw:fill-color="#ccff99" style:repeat="repeat"/>
    </style:style>
    <style:style style:name="ce3" style:family="table-cell">
      <style:graphic-properties draw:fill="solid" draw:fill-color="#9999ff" style:repeat="repeat"/>
    </style:style>
    <style:style style:name="ce4" style:family="table-cell">
      <style:graphic-properties style:repeat="repeat"/>
      <style:text-properties fo:font-size="22pt" style:font-size-asian="22pt" style:font-size-complex="22pt"/>
    </style:style>
    <style:style style:name="ce5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6" style:family="table-cell">
      <style:graphic-properties style:repeat="repeat"/>
    </style:style>
    <style:style style:name="ce7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799cm" svg:height="19.438cm" svg:x="0.6cm" svg:y="0.6cm">
          <table:table table:template-name="bl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LABIRINTO</text:span></text:p>
              </table:table-cell>
              <table:table-cell>
                <text:p text:style-name="P1"><text:span text:style-name="T1">VELOCITA'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4" table:default-cell-style-name="ce3">
              <table:table-cell table:number-columns-spanned="2">
                <text:p>INFO scorrevoli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83cm" svg:height="6.192cm" svg:x="1.886cm" svg:y="3.4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4" table:number-columns-spanned="2">
                <text:p text:style-name="P2"><text:span text:style-name="T2">TAVOLO 1</text:span></text:p>
              </table:table-cell>
              <table:covered-table-cell table:style-name="ce5"/>
            </table:table-row>
            <table:table-row table:style-name="ro6" table:default-cell-style-name="ce6">
              <table:table-cell>
                <text:p text:style-name="P1">NOW</text:p>
              </table:table-cell>
              <table:table-cell>
                <text:p text:style-name="P1">Team 1</text:p>
              </table:table-cell>
            </table:table-row>
            <table:table-row table:style-name="ro7" table:default-cell-style-name="ce6">
              <table:table-cell>
                <text:p text:style-name="P1">NEXT</text:p>
              </table:table-cell>
              <table:table-cell>
                <text:p text:style-name="P1">Team 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12.6cm" svg:height="6.2cm" svg:x="8.4cm" svg:y="8.2cm">
          <text:p text:style-name="P1"><text:span text:style-name="T3">LABIRINTO</text:span></text:p>
          <text:p text:style-name="P1"><text:span text:style-name="T4">TEAM 1 → 12:34 s</text:span><text:line-break/><text:line-break/><text:span text:style-name="T5">PROSSIMO: team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standard" draw:layer="layout" svg:width="26.799cm" svg:height="19.6cm" svg:x="0.6cm" svg:y="0.6cm">
          <table:table table:template-name="blue" table:use-first-row-styles="true">
            <table:table-column table:style-name="co5"/>
            <table:table-column table:style-name="co6"/>
            <table:table-row table:style-name="ro8" table:default-cell-style-name="ce7">
              <table:table-cell>
                <text:p text:style-name="P3">LABIRINTO</text:p>
              </table:table-cell>
              <table:table-cell>
                <text:p text:style-name="P3">VELOCITA'</text:p>
                <text:p text:style-name="P3"/>
              </table:table-cell>
            </table:table-row>
            <table:table-row table:style-name="ro9" table:default-cell-style-name="ce6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672cm" svg:height="14.258cm" svg:x="1.527cm" svg:y="3.753cm">
          <table:table table:template-name="default" table:use-first-row-styles="true">
            <table:table-column table:style-name="co7"/>
            <table:table-column table:style-name="co8"/>
            <table:table-column table:style-name="co9"/>
            <table:table-row table:style-name="ro10" table:default-cell-style-name="ce6">
              <table:table-cell/>
              <table:table-cell>
                <text:p>TEAM</text:p>
              </table:table-cell>
              <table:table-cell>
                <text:p>RISULTATO</text:p>
              </table:table-cell>
            </table:table-row>
            <table:table-row table:style-name="ro11" table:default-cell-style-name="ce6">
              <table:table-cell>
                <text:p>1</text:p>
              </table:table-cell>
              <table:table-cell/>
              <table:table-cell/>
            </table:table-row>
            <table:table-row table:style-name="ro11" table:default-cell-style-name="ce6">
              <table:table-cell>
                <text:p>2</text:p>
              </table:table-cell>
              <table:table-cell/>
              <table:table-cell/>
            </table:table-row>
            <table:table-row table:style-name="ro11" table:default-cell-style-name="ce6">
              <table:table-cell>
                <text:p>3</text:p>
              </table:table-cell>
              <table:table-cell/>
              <table:table-cell/>
            </table:table-row>
            <table:table-row table:style-name="ro11" table:default-cell-style-name="ce6">
              <table:table-cell>
                <text:p>4</text:p>
              </table:table-cell>
              <table:table-cell/>
              <table:table-cell/>
            </table:table-row>
            <table:table-row table:style-name="ro12" table:default-cell-style-name="ce6">
              <table:table-cell>
                <text:p>5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2" draw:layer="layout" svg:width="25.199cm" svg:height="3.506cm" svg:x="1.4cm" svg:y="1.8cm" presentation:class="title" presentation:user-transformed="true">
          <draw:text-box>
            <text:p>ROBOVAL<text:line-break/>programma</text:p>
          </draw:text-box>
        </draw:frame>
        <draw:frame draw:style-name="standard" draw:layer="layout" svg:width="22.799cm" svg:height="10.885cm" svg:x="2.818cm" svg:y="6.42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3" table:default-cell-style-name="ce6">
              <table:table-cell>
                <text:p>10:00</text:p>
              </table:table-cell>
              <table:table-cell>
                <text:p>REGISTRAZIONE TEAM</text:p>
              </table:table-cell>
            </table:table-row>
            <table:table-row table:style-name="ro13" table:default-cell-style-name="ce6">
              <table:table-cell>
                <text:p>10:30</text:p>
              </table:table-cell>
              <table:table-cell>
                <text:p>GARA SPEED</text:p>
              </table:table-cell>
            </table:table-row>
            <table:table-row table:style-name="ro13" table:default-cell-style-name="ce6">
              <table:table-cell>
                <text:p>11:00</text:p>
              </table:table-cell>
              <table:table-cell>
                <text:p>GARA LABIRINTO</text:p>
              </table:table-cell>
            </table:table-row>
            <table:table-row table:style-name="ro13" table:default-cell-style-name="ce6">
              <table:table-cell>
                <text:p>11:30</text:p>
              </table:table-cell>
              <table:table-cell>
                <text:p>PREMIAZIONI</text:p>
              </table:table-cell>
            </table:table-row>
            <table:table-row table:style-name="ro14" table:default-cell-style-name="ce6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standard" draw:layer="layout" svg:width="10.975cm" svg:height="6.164cm" svg:x="2.545cm" svg:y="3.503cm">
          <table:table table:template-name="default" table:use-first-column-styles="true">
            <table:table-column table:style-name="co12"/>
            <table:table-column table:style-name="co12"/>
            <table:table-row table:style-name="ro15" table:default-cell-style-name="ce6">
              <table:table-cell>
                <text:p>nome</text:p>
              </table:table-cell>
              <table:table-cell/>
            </table:table-row>
            <table:table-row table:style-name="ro15" table:default-cell-style-name="ce6">
              <table:table-cell>
                <text:p>scuola</text:p>
              </table:table-cell>
              <table:table-cell/>
            </table:table-row>
            <table:table-row table:style-name="ro15" table:default-cell-style-name="ce6">
              <table:table-cell>
                <text:p>membri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line draw:style-name="gr3" draw:text-style-name="P1" draw:layer="layout" svg:x1="14.6cm" svg:y1="0.8cm" svg:x2="14.6cm" svg:y2="19.4cm">
          <text:p/>
        </draw:line>
        <draw:custom-shape draw:style-name="gr4" draw:text-style-name="P1" draw:layer="layout" svg:width="10.4cm" svg:height="1.6cm" svg:x="2.6cm" svg:y="11.4cm">
          <text:p text:style-name="P1">regist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1.4cm" svg:height="0.962cm" svg:x="1.8cm" svg:y="1.4cm">
          <draw:text-box>
            <text:p>NUOVO TEAM</text:p>
          </draw:text-box>
        </draw:frame>
        <draw:frame draw:style-name="standard" draw:layer="layout" svg:width="9.575cm" svg:height="3.764cm" svg:x="16.39cm" svg:y="3.526cm">
          <table:table table:template-name="default" table:use-first-row-styles="true" table:use-banding-rows-styles="true">
            <table:table-column table:style-name="co13"/>
            <table:table-column table:style-name="co13"/>
            <table:table-row table:style-name="ro16" table:default-cell-style-name="ce6">
              <table:table-cell>
                <text:p>speed</text:p>
              </table:table-cell>
              <table:table-cell>
                <text:p>lab</text:p>
              </table:table-cell>
            </table:table-row>
            <table:table-row table:style-name="ro17" table:default-cell-style-name="ce6">
              <table:table-cell table:number-columns-spanned="2">
                <text:p>team</text:p>
              </table:table-cell>
              <table:covered-table-cell/>
            </table:table-row>
          </table:table>
          <draw:image xlink:href="Pictures/TablePreview7.svm" xlink:type="simple" xlink:show="embed" xlink:actuate="onLoad"/>
        </draw:frame>
        <draw:custom-shape draw:style-name="gr6" draw:text-style-name="P1" draw:layer="layout" svg:width="1.6cm" svg:height="0.6cm" svg:x="23.8cm" svg:y="6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7" draw:text-style-name="P1" draw:layer="layout" svg:width="9.2cm" svg:height="6.2cm" svg:x="17cm" svg:y="9cm">
          <text:p text:style-name="P1">Drop file bin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6cm" svg:height="1.6cm" svg:x="20.8cm" svg:y="16.6cm">
          <text:p text:style-name="P1">car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9.2cm" svg:height="0.962cm" svg:x="16cm" svg:y="1.2cm">
          <draw:text-box>
            <text:p>gara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standard" draw:layer="layout" svg:width="6.975cm" svg:height="10.364cm" svg:x="2.632cm" svg:y="2.962cm">
          <table:table table:template-name="default" table:use-first-row-styles="true" table:use-banding-rows-styles="true">
            <table:table-column table:style-name="co14"/>
            <table:table-row table:style-name="ro11">
              <table:table-cell table:style-name="ce6">
                <text:p>registrazione</text:p>
              </table:table-cell>
            </table:table-row>
            <table:table-row table:style-name="ro11">
              <table:table-cell table:style-name="ce6">
                <text:p>gara</text:p>
              </table:table-cell>
            </table:table-row>
            <table:table-row table:style-name="ro11">
              <table:table-cell table:style-name="ce6">
                <text:p>riusultati</text:p>
              </table:table-cell>
            </table:table-row>
            <table:table-row table:style-name="ro12">
              <table:table-cell table:style-name="ce6">
                <text:p>programma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0.515cm" svg:height="1.639cm" svg:x="3.684cm" svg:y="16.76cm">
          <table:table table:template-name="sun" table:use-first-column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8" table:default-cell-style-name="ce6">
              <table:table-cell>
                <text:p>tabellonne</text:p>
              </table:table-cell>
              <table:table-cell>
                <text:p>gara</text:p>
              </table:table-cell>
              <table:table-cell>
                <text:p>risultati</text:p>
              </table:table-cell>
              <table:table-cell>
                <text:p>programma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9" draw:text-style-name="P1" draw:layer="layout" svg:width="13cm" svg:height="6.2cm" svg:x="12.6cm" svg:y="3cm">
          <text:p text:style-name="P1">Lo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2cm" svg:height="2cm" svg:x="19.6cm" svg:y="11cm">
          <text:p text:style-name="P1">tabel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lightblue1" style:family="table-cell" style:parent-style-name="default">
      <style:graphic-properties draw:fill="solid" draw:fill-color="#ffff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e schio</meta:initial-creator>
    <meta:creation-date>2017-02-11T18:18:57.127950842</meta:creation-date>
    <dc:date>2017-02-11T18:43:45.416755285</dc:date>
    <dc:creator>michele schio</dc:creator>
    <meta:editing-duration>PT20M10S</meta:editing-duration>
    <meta:editing-cycles>12</meta:editing-cycles>
    <meta:generator>LibreOffice/4.3.3.2$Linux_X86_64 LibreOffice_project/430m0$Build-2</meta:generator>
    <meta:document-statistic meta:object-count="51"/>
  </office:meta>
</office:document-meta>
</file>